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Heading_20_1">
      <style:text-properties style:font-name="Cambria" fo:language="ru" fo:country="RU"/>
    </style:style>
    <style:style style:name="P2" style:family="paragraph" style:parent-style-name="Text_20_body"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" text:outline-level="1">Исследования</text:h>
          </table:table-cell>
        </table:table-row>
        <table:table-row table:style-name="Table1.2">
          <table:table-cell table:style-name="Table1.A2" office:value-type="string">
            <text:p text:style-name="P2">В настоящем подразделе описаны блоки библиотеки «Исследования».</text:p>
            <text:p text:style-name="P2">Блоки библиотеки «Исследования» предназначены для проведения операций частотного анализа и оптимизации схем и алгоритмов.</text:p>
            <text:p text:style-name="P2"><text:span text:style-name="T1">Примечание</text:span>: библиотека находится в разработке (декабрь 2014)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татистика</dc:title>
    <dc:date>2014-12-26T11:56:39.70</dc:date>
    <meta:generator>OpenOffice/4.1.1$Win32 OpenOffice.org_project/411m6$Build-9775</meta:generator>
    <meta:editing-duration>PT4H43M29S</meta:editing-duration>
    <meta:editing-cycles>135</meta:editing-cycles>
    <meta:document-statistic meta:table-count="1" meta:image-count="0" meta:object-count="0" meta:page-count="1" meta:paragraph-count="4" meta:word-count="29" meta:character-count="257"/>
    <meta:user-defined meta:name="Поле 1"/>
    <meta:user-defined meta:name="Поле 2"/>
    <meta:user-defined meta:name="Поле 3"/>
    <meta:user-defined meta:name="Поле 4"/>
  </office:meta>
</office:document-meta>
</file>